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5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001cm, 0cm, 0cm, 0cm)" draw:image-opacity="100%" style:mirror="none"/>
    </style:style>
    <style:style style:name="pr1" style:family="presentation" style:parent-style-name="Domyślnie-notes">
      <style:graphic-properties draw:fill-color="#ffffff" fo:min-height="13.114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rzyp. uż Lobby" draw:style-name="dp1" draw:master-page-name="Domyślnie">
        <draw:frame draw:style-name="gr1" draw:text-style-name="P1" draw:layer="layout" svg:width="27.999cm" svg:height="20.132cm" svg:x="0cm" svg:y="0cm">
          <draw:image xlink:href="../projekt/diagram_LOBBY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obby czynności" draw:style-name="dp1" draw:master-page-name="Domyślnie">
        <draw:frame draw:style-name="gr1" draw:text-style-name="P1" draw:layer="layout" svg:width="21.783cm" svg:height="20.999cm" svg:x="4cm" svg:y="0.001cm">
          <draw:image xlink:href="../projekt/Lobby_diagram_czynnosc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zyp uz STOL" draw:style-name="dp1" draw:master-page-name="Domyślnie">
        <draw:frame draw:style-name="gr1" draw:text-style-name="P1" draw:layer="layout" svg:width="25.334cm" svg:height="20.999cm" svg:x="2cm" svg:y="0.001cm">
          <draw:image xlink:href="../diagramyStol/diagram%20przypadkow%20uzycia%20gracz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ozdanie 1" draw:style-name="dp1" draw:master-page-name="Domyślnie">
        <office:forms form:automatic-focus="false" form:apply-design-mode="false"/>
        <draw:frame draw:style-name="gr3" draw:text-style-name="P1" draw:layer="layout" svg:width="32.366cm" svg:height="21cm" svg:x="0.634cm" svg:y="0cm">
          <draw:image xlink:href="../diagramyStol/diagram%20czynnosci%20rozdani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ozdanie2" draw:style-name="dp1" draw:master-page-name="Domyślnie">
        <draw:frame draw:style-name="gr4" draw:text-style-name="P1" draw:layer="layout" svg:width="26.5cm" svg:height="20.701cm" svg:x="0.5cm" svg:y="0cm">
          <draw:image xlink:href="../diagramyStol/diagram%20czynnosci%20rozdani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cytacja" draw:style-name="dp1" draw:master-page-name="Domyślnie">
        <draw:frame draw:style-name="gr1" draw:text-style-name="P1" draw:layer="layout" svg:width="27.999cm" svg:height="14.454cm" svg:x="0cm" svg:y="1.046cm">
          <draw:image xlink:href="../diagramyStol/diagram%20czynnosci%20licytacj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ministracja" draw:style-name="dp1" draw:master-page-name="Domyślnie">
        <office:forms form:automatic-focus="false" form:apply-design-mode="false"/>
        <draw:frame draw:style-name="gr1" draw:text-style-name="P1" draw:layer="layout" svg:width="24.343cm" svg:height="11.766cm" svg:x="2.157cm" svg:y="4.5cm">
          <draw:image xlink:href="../projekt/Administrowanie%20serwere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ystem" draw:style-name="dp1" draw:master-page-name="Domyślnie">
        <draw:frame draw:style-name="gr1" draw:text-style-name="P1" draw:layer="layout" svg:width="27.729cm" svg:height="18cm" svg:x="0.271cm" svg:y="1cm">
          <draw:image xlink:href="../projekt/Lobby_Panel_admina_Diagram_czynnosc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 draw:page-number="6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zymon Witamborski</meta:initial-creator>
    <meta:creation-date>2010-03-17T09:37:50</meta:creation-date>
    <meta:editing-duration>PT00H25M18S</meta:editing-duration>
    <meta:editing-cycles>5</meta:editing-cycles>
    <dc:date>2010-03-17T10:02:55</dc:date>
    <dc:creator>Szymon Witamborski</dc:creator>
    <meta:generator>OpenOffice.org/3.2$Linux OpenOffice.org_project/320m12$Build-9483</meta:generator>
    <meta:document-statistic meta:object-count="45"/>
  </office:meta>
</office:document-meta>
</file>